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Source Sans Pro3" svg:font-family="'Source Sans Pro'" style:font-family-generic="swiss"/>
    <style:font-face style:name="Source Sans Pro4" svg:font-family="'Source Sans Pro'" style:font-adornments="標準" style:font-family-generic="swiss"/>
    <style:font-face style:name="Source Sans Pro " svg:font-family="'Source Sans Pro'" style:font-family-generic="swiss"/>
    <style:font-face style:name="Source Sans Pro Semibold3" svg:font-family="'Source Sans Pro Semibold'" style:font-family-generic="swiss"/>
    <style:font-face style:name="Source Code Pro" svg:font-family="'Source Code Pro'" style:font-pitch="fixed"/>
    <style:font-face style:name="TeXGyreCursor" svg:font-family="TeXGyreCurso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01cm" fo:line-height="200%" fo:text-align="justify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P5" style:family="paragraph">
      <style:paragraph-properties fo:line-height="200%" fo:text-align="justify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2.8cm" fo:margin-bottom="3.101cm" fo:line-height="200%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line-height="200%"/>
    </style:style>
    <style:style style:name="P12" style:family="paragraph">
      <style:paragraph-properties fo:margin-left="0cm" fo:margin-right="0cm" fo:margin-top="0.2cm" fo:margin-bottom="0.2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4cm" fo:margin-bottom="0.7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3cm" fo:margin-bottom="0.6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3cm" fo:margin-bottom="0.599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Light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style:style style:name="P16" style:family="paragraph">
      <style:paragraph-properties fo:text-align="justify"/>
    </style:style>
    <style:style style:name="P17" style:family="paragraph">
      <style:paragraph-properties fo:margin-left="0cm" fo:margin-right="0cm" fo:margin-top="0.2cm" fo:margin-bottom="0.5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2cm" fo:margin-bottom="0.499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Light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paragraph-properties fo:text-align="justify"/>
    </style:style>
    <style:style style:name="P21" style:family="paragraph">
      <style:paragraph-properties fo:margin-left="0cm" fo:margin-right="0cm" fo:margin-top="0.1cm" fo:margin-bottom="0.1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text-properties fo:font-size="16pt" style:font-size-asian="16pt" style:font-size-complex="16pt"/>
    </style:style>
    <style:style style:name="P23" style:family="paragraph">
      <style:text-properties style:font-name="Source Sans Pro Semibold3"/>
    </style:style>
    <style:style style:name="P24" style:family="paragraph">
      <loext:graphic-properties draw:fill="none" draw:fill-color="#ffffff"/>
      <style:text-properties style:font-name="Source Sans Pro Semibold3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background-color="#b2b2b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TeXGyreCursor" fo:font-style="normal" fo:background-color="#cccccc" style:font-style-asian="normal" style:font-style-complex="normal"/>
    </style:style>
    <style:style style:name="T7" style:family="text">
      <style:text-properties style:font-name="Source Sans Pro3" fo:font-style="normal" style:font-style-asian="normal" style:font-style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3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loext:opacity="100%" style:text-outline="false" style:text-line-through-style="none" style:text-line-through-type="none" style:font-name="Source Sans Pro Light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style:style style:name="T11" style:family="text">
      <style:text-properties style:font-name="Source Sans Pro " fo:font-weight="bold" style:font-weight-asian="bold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#ffff00" style:font-size-asian="16pt" style:font-size-complex="16pt"/>
    </style:style>
    <style:style style:name="T14" style:family="text">
      <style:text-properties fo:font-size="16pt" fo:background-color="#afd095" style:font-size-asian="16pt" style:font-size-complex="16pt"/>
    </style:style>
    <style:style style:name="T15" style:family="text">
      <style:text-properties fo:font-size="16pt" fo:background-color="#ff6d6d" style:font-size-asian="16pt" style:font-size-complex="16pt"/>
    </style:style>
    <style:style style:name="T16" style:family="text">
      <style:text-properties style:font-name="Source Sans Pro Semibold3"/>
    </style:style>
    <style:style style:name="T17" style:family="text">
      <style:text-properties fo:color="#c9211e" loext:opacity="100%"/>
    </style:style>
    <style:style style:name="T18" style:family="text">
      <style:text-properties style:font-name="TeXGyreCursor" fo:font-style="italic" style:font-style-asian="italic" style:font-style-complex="italic"/>
    </style:style>
    <style:style style:name="T19" style:family="text">
      <style:text-properties style:font-name="Source Sans Pro Semibold3" fo:font-style="italic" style:font-style-asian="italic" style:font-style-complex="italic"/>
    </style:style>
    <style:style style:name="T20" style:family="text">
      <style:text-properties style:font-name="Source Sans Pro Semibold3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 text:style-name="P1">Gerenciamento de Projetos na Pesquisa Acadêmica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Introdução ao GitHub, Git, VSCode, Markdown e Python para o desenvolvimento e compartilhamento de códigos computacionais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GitHub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4">Repositório remoto de projetos computacionais</text:p>
              </text:list-item>
              <text:list-item>
                <text:p text:style-name="P4">Plataforma para compartilhamento de códigos</text:p>
              </text:list-item>
              <text:list-item>
                <text:p text:style-name="P4">Plataforma para desenvolvimento colaborativo</text:p>
              </text:list-item>
            </text:list>
          </draw:text-box>
        </draw:frame>
        <draw:frame draw:style-name="gr2" draw:text-style-name="P7" draw:layer="layout" svg:width="19.413cm" svg:height="1.725cm" svg:x="4.676cm" svg:y="10.457cm">
          <draw:text-box>
            <text:p text:style-name="P6">Você ja tem uma conta no GitHub?</text:p>
            <text:p>Acesse através do link <text:a xlink:href="http://github.com/" xlink:type="simple">http://github.com/</text:a><text:s/>e crie uma conta!</text:p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GitHub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8"><text:span text:style-name="T2">Repositórios públicos podem ser acessados e baixados</text:span></text:p>
              </text:list-item>
              <text:list-item>
                <text:p text:style-name="P8">Baixe um arquivo ou pasta usando o DownGit</text:p>
              </text:list-item>
            </text:list>
            <text:list text:style-name="L4">
              <text:list-item>
                <text:p/>
              </text:list-item>
            </text:list>
          </draw:text-box>
        </draw:frame>
        <draw:frame draw:style-name="gr2" draw:text-style-name="P7" draw:layer="layout" svg:width="8.554cm" svg:height="0.988cm" svg:x="9.503cm" svg:y="11.035cm">
          <draw:text-box>
            <text:p><text:a xlink:href="https://downgit.github.io/" xlink:type="simple">https://downgit.github.io/</text:a></text:p>
          </draw:text-box>
        </draw:frame>
        <draw:frame draw:style-name="gr2" draw:text-style-name="P9" draw:layer="layout" svg:width="20.369cm" svg:height="1.725cm" svg:x="3.81cm" svg:y="6.112cm">
          <draw:text-box>
            <text:p text:style-name="P6">Acesse este repositório <text:a xlink:href="https://github.com/ossu/bioinformatics" xlink:type="simple">https://github.com/ossu/bioinformatics</text:a></text:p>
            <text:p text:style-name="P6">e torne-se um bioinformata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Git</text:p>
          </draw:text-box>
        </draw:frame>
        <draw:frame presentation:style-name="pr8" draw:text-style-name="P11" draw:layer="layout" svg:width="25.5cm" svg:height="9.75cm" svg:x="1cm" svg:y="3.175cm" presentation:class="outline" presentation:user-transformed="true">
          <draw:text-box>
            <text:list text:style-name="L3">
              <text:list-item>
                <text:p text:style-name="P11">Ferramenta para gerenciamento de versão de códigos</text:p>
              </text:list-item>
              <text:list-item>
                <text:p text:style-name="P11">Possui interface gráfica e linha de comando</text:p>
              </text:list-item>
            </text:list>
          </draw:text-box>
        </draw:frame>
        <draw:frame draw:style-name="gr2" draw:text-style-name="P7" draw:layer="layout" svg:width="21.906cm" svg:height="1.725cm" svg:x="3.494cm" svg:y="9.25cm">
          <draw:text-box>
            <text:p text:style-name="P6">Leia o guia de instalação do Git para seu Sistema Operacional(OS):</text:p>
            <text:p text:style-name="P6"><text:a xlink:href="https://git-scm.com/book/pt-br/v2/Começando-Instalando-o-Git" xlink:type="simple">https://git-scm.com/book/pt-br/v2/Começando-Instalando-o-Git</text:a></text:p>
          </draw:text-box>
        </draw:frame>
        <draw:frame draw:style-name="gr2" draw:text-style-name="P7" draw:layer="layout" svg:width="23.811cm" svg:height="1.725cm" svg:x="2.394cm" svg:y="11.775cm">
          <draw:text-box>
            <text:p text:style-name="P6">Especificamente para usuários de Windows, faça a instalação do Git SCM</text:p>
            <text:p text:style-name="P6"><text:a xlink:href="https://gitforwindows.org/" xlink:type="simple">https://gitforwindows.org/</text:a></text:p>
          </draw:text-box>
        </draw:frame>
        <draw:frame draw:style-name="gr2" draw:text-style-name="P9" draw:layer="layout" svg:width="18.566cm" svg:height="1.725cm" svg:x="6.199cm" svg:y="7.331cm">
          <draw:text-box>
            <text:p text:style-name="P6">Verifique se vc ja tem o Git instalado. Digite no terminal:</text:p>
            <text:p text:style-name="P6"><text:span text:style-name="T3">git --ver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Git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4">
              <text:list-item>
                <text:p>Configurando o Git (através de linha de comando)</text:p>
              </text:list-item>
            </text:list>
          </draw:text-box>
        </draw:frame>
        <draw:frame draw:style-name="gr2" draw:text-style-name="P7" draw:layer="layout" svg:width="26.057cm" svg:height="8.6cm" svg:x="0.8cm" svg:y="5.049cm">
          <draw:text-box>
            <text:list text:style-name="L5">
              <text:list-item>
                <text:p text:style-name="P12">Crie uma pasta vazia no seu computador, ela será seu <text:span text:style-name="T4">repositório local</text:span></text:p>
              </text:list-item>
              <text:list-item>
                <text:p text:style-name="P12"><text:span text:style-name="T5">Abra o git bash (Windows) ou um terminal (Linux, MacOs) nesta pasta</text:span></text:p>
              </text:list-item>
              <text:list-item>
                <text:p text:style-name="P12"><text:span text:style-name="T5">Configure um usuário da seguinte forma:</text:span></text:p>
                <text:list>
                  <text:list-header>
                    <text:p text:style-name="P12"><text:span text:style-name="T6">git config –-global user.name “seu nome”</text:span></text:p>
                    <text:p text:style-name="P12"><text:span text:style-name="T6">git config –-global user.email </text:span><text:span text:style-name="T6"><text:a xlink:href="mailto:meu@email.com" xlink:type="simple">meu@email.com</text:a></text:span></text:p>
                  </text:list-header>
                </text:list>
              </text:list-item>
              <text:list-item>
                <text:p text:style-name="P12"><text:span text:style-name="T7">Configure o nome do ramo principal do git da seguinte forma:</text:span></text:p>
                <text:list>
                  <text:list-header>
                    <text:p text:style-name="P12"><text:span text:style-name="T6">git config –-global init.defaultBranch main</text:span></text:p>
                  </text:list-header>
                </text:list>
              </text:list-item>
              <text:list-item>
                <text:p text:style-name="P12"><text:span text:style-name="T8">Confira suas configurações (e o local do arquivo .gitconfig) </text:span><text:span text:style-name="T9">da seguinte forma</text:span><text:span text:style-name="T8">:</text:span></text:p>
                <text:list>
                  <text:list-header>
                    <text:p text:style-name="P12"><text:span text:style-name="T6">git config -–list –-show-origin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VSCode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3">Ambiente de Desenvolvimento Integrado (IDE) <text:span text:style-name="T4">open source</text:span> generalista, modular e extensível</text:p>
              </text:list-item>
              <text:list-item>
                <text:p text:style-name="P13">Excelente para codificar em Python</text:p>
              </text:list-item>
              <text:list-item>
                <text:p text:style-name="P13">Integração com Git e GitHub através de interface simples</text:p>
              </text:list-item>
            </text:list>
          </draw:text-box>
        </draw:frame>
        <draw:frame draw:style-name="gr2" draw:text-style-name="P7" draw:layer="layout" svg:width="22.761cm" svg:height="2.462cm" svg:x="2.474cm" svg:y="9.172cm">
          <draw:text-box>
            <text:p text:style-name="P6">Você já tem o VSCode instalado?</text:p>
            <text:p text:style-name="P6">Instale o VSCode para o seu Sistema Operacional (OS) através do link</text:p>
            <text:p text:style-name="P6"><text:a xlink:href="https://code.visualstudio.com/" xlink:type="simple">https://code.visualstudio.com/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VSCode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O VSCode permite instalar diversas extensões que permitem personalizar o IDE e integrá-lo com diversos outros apps</text:p>
              </text:list-item>
              <text:list-item>
                <text:p>As seguintes extensões serão usadas adiante na apresentação:</text:p>
              </text:list-item>
            </text:list>
            <text:list text:style-name="L6">
              <text:list-item>
                <text:list>
                  <text:list-item>
                    <text:p>Python</text:p>
                  </text:list-item>
                  <text:list-item>
                    <text:p>Jupyter</text:p>
                  </text:list-item>
                  <text:list-item>
                    <text:p>GitLens</text:p>
                  </text:list-item>
                  <text:list-item>
                    <text:p>Materials Icon Theme</text:p>
                  </text:list-item>
                  <text:list-item>
                    <text:p>Markdown All in One</text:p>
                  </text:list-item>
                </text:list>
              </text:list-item>
            </text:list>
            <text:list text:style-name="L3">
              <text:list-item>
                <text:p>Para instalar extensões use o ícone <text:span text:style-name="T4">Extensions</text:span><text:span text:style-name="T5"> da barra vertical </text:span><text:span text:style-name="T5">na lateral esquerda, digite o nome da extensão e clique em </text:span><text:span text:style-name="T4">instal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Git + VSCode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4">A barra vertical lateral deve mostrar um ícone chamado <text:span text:style-name="T4">Source </text:span><text:span text:style-name="T4">Control</text:span><text:span text:style-name="T5">, esse será o recurso para manusear as funcionalidades do </text:span><text:span text:style-name="T5">Git através do VSCode</text:span></text:p>
              </text:list-item>
              <text:list-item>
                <text:p text:style-name="P14"><text:span text:style-name="T5">Para criar um repositório local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5">Abra uma pasta no VSCode: File &gt; Open Folder</text:span></text:p>
                  </text:list-item>
                  <text:list-item>
                    <text:p text:style-name="P15"><text:span text:style-name="T5">Clique no ícone Source Control e escolha iniciar um repositório local nesta pasta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5">Escolha os três pontinhos do Source Control (no topo) e habilite as </text:span><text:span text:style-name="T5">opções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5">Source Control Repositories; Souce Control; Commits; Branches; Remot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Git + VSCode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4">As principais operações realizadas no Git através do Source Control no VSCode são:</text:p>
              </text:list-item>
            </text:list>
            <text:list text:style-name="L6">
              <text:list-item>
                <text:list>
                  <text:list-item>
                    <text:p text:style-name="P15">Stage All changes (botão + na seção Changes)</text:p>
                  </text:list-item>
                  <text:list-item>
                    <text:p text:style-name="P15">Commit (botão com forma de “check” na seção Source Control)</text:p>
                  </text:list-item>
                  <text:list-item>
                    <text:p text:style-name="P15"><text:span text:style-name="T10">Restore (Checkout) (ao clicar </text:span>com o botão direito do mouse em um arquivo da seção Commits)</text:p>
                  </text:list-item>
                  <text:list-item>
                    <text:p text:style-name="P15">Publish to GitHub ou push (botão em formato de nuvem ou de setas com movimento circular na seção Source Control Repositories)</text:p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Git + VSCode</text:p>
          </draw:text-box>
        </draw:frame>
        <draw:frame presentation:style-name="pr8" draw:text-style-name="P16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6">O ciclo padrão de ações básicas do Git funciona da seguinte forma:</text:p>
              </text:list-item>
            </text:list>
            <text:list text:style-name="L6">
              <text:list-item>
                <text:list>
                  <text:list-item>
                    <text:p text:style-name="P16">Quando algo é modificado (criado, deletado, alterado) na pasta do repositório local, então o Git indica uma mudança de status da pasta. Isso é visto no VSCode através da alteração de cores dos arquivos da pasta e da numeração que aparece no ícone Source Control na barra lateral esquerda</text:p>
                  </text:list-item>
                  <text:list-item>
                    <text:p text:style-name="P16">O usuário coloca as modificações em Stage (clicando em Stage All Chenges)</text:p>
                  </text:list-item>
                  <text:list-item>
                    <text:p text:style-name="P16">O usuário faz o Commit das modificações colocadas em Stage (digitando uma mensage que descreve o commit e clicando em Commit)</text:p>
                  </text:list-item>
                  <text:list-item>
                    <text:p text:style-name="P16">O usuário publica o commit no GitHub (clicando em Publish to GitHub ou em Push)</text:p>
                  </text:list-item>
                </text:list>
              </text:list-item>
            </text:list>
            <text:list text:style-name="L3">
              <text:list-item>
                <text:p text:style-name="P16">Esse último estágio pode exigir login e senha (para ser digitada no campo que surge automaticamente centralizado no topo do VSCode)</text:p>
                <text:p text:style-name="P16"><text:span text:style-name="T11"/></text:p>
              </text:list-item>
            </text:list>
          </draw:text-box>
        </draw:frame>
        <draw:frame draw:style-name="gr2" draw:text-style-name="P7" draw:layer="layout" svg:width="16.284cm" svg:height="0.988cm" svg:x="5.715cm" svg:y="12.982cm">
          <draw:text-box>
            <text:p>Para mais informações, visite o link <text:a xlink:href="https://code.visualstudio.com/docs/editor/versioncontrol" xlink:type="simple">Git + VSCode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Git + GitHub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 text:style-name="P17">Crie um novo repositório no GitHub da seguinte forma:</text:p>
              </text:list-item>
            </text:list>
            <text:list text:style-name="L6">
              <text:list-item>
                <text:list>
                  <text:list-item>
                    <text:p text:style-name="P18">No canto superior direito da tela clique no botão + e em New repository</text:p>
                  </text:list-item>
                  <text:list-item>
                    <text:p text:style-name="P18">Escolha um nome para seu repositório (o nome do projeto)</text:p>
                  </text:list-item>
                  <text:list-item>
                    <text:p text:style-name="P18">Descreva brevemente o repositório (projeto)</text:p>
                  </text:list-item>
                  <text:list-item>
                    <text:p text:style-name="P18">Defina se o repositório será público ou privado</text:p>
                  </text:list-item>
                  <text:list-item>
                    <text:p text:style-name="P18">Clique no botão criar repositório</text:p>
                  </text:list-item>
                  <text:list-item>
                    <text:p text:style-name="P18">Observe (mas sem precisar precisa salvar) o link HTTPS criado para o repositório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Git + GitHub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Gere um token para sua conta GitHub da seguinte forma:</text:p>
              </text:list-item>
            </text:list>
            <text:list text:style-name="L6">
              <text:list-item>
                <text:list>
                  <text:list-item>
                    <text:p>Abra o GitHub e entre na sua conta</text:p>
                  </text:list-item>
                  <text:list-item>
                    <text:p>No canto superior direito da tela, clique na sua foto de perfil e inicie o seguinte caminho: Settings &gt; Developer Settings &gt; Personal access tokens &gt; Generate new token</text:p>
                  </text:list-item>
                  <text:list-item>
                    <text:p>Crie uma Nota para descrever seu token</text:p>
                  </text:list-item>
                  <text:list-item>
                    <text:p>Escolha apenas o seguinte escopo: repo </text:p>
                  </text:list-item>
                  <text:list-item>
                    <text:p>Gere um token, copie e cole em um arquivo de texto (se fechar sua janela do browser o token será perdido!)</text:p>
                  </text:list-item>
                  <text:list-item>
                    <text:p>Salve no seu computador o arquivo com o token</text:p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Git + GitHub</text:p>
          </draw:text-box>
        </draw:frame>
        <draw:frame presentation:style-name="pr8" draw:layer="layout" svg:width="25.5cm" svg:height="5.14cm" svg:x="1.17cm" svg:y="6.985cm" presentation:class="outline" presentation:user-transformed="true">
          <draw:text-box>
            <text:list text:style-name="L3">
              <text:list-item>
                <text:p>Adicione seu token às configurações do git da seguinte forma</text:p>
              </text:list-item>
            </text:list>
            <text:list text:style-name="L6">
              <text:list-item>
                <text:list>
                  <text:list-item>
                    <text:p>Após fazer o <text:span text:style-name="T4">push</text:span><text:span text:style-name="T5"> use os comandos: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6">git config -–global credential.helper store</text:span></text:p>
                  </text:list-header>
                </text:list>
              </text:list-item>
            </text:list>
          </draw:text-box>
        </draw:frame>
        <draw:frame draw:style-name="gr3" draw:text-style-name="P20" draw:layer="layout" svg:width="25.593cm" svg:height="2.462cm" svg:x="1.077cm" svg:y="3.81cm">
          <draw:text-box>
            <text:p text:style-name="P16">O token será sua senha para interagir com o GitHub através do Git. Após fazer o primeiro <text:span text:style-name="T4">commit</text:span><text:span text:style-name="T5"> e o </text:span><text:span text:style-name="T4">push</text:span><text:span text:style-name="T5"> para o repositório remoto, você poderá configurar o Git para salvar e resgatar o token automaticamente</text:span></text:p>
          </draw:text-box>
        </draw:frame>
        <draw:frame draw:style-name="gr4" draw:text-style-name="P22" draw:layer="layout" svg:width="25.4cm" svg:height="3.811cm" svg:x="1.27cm" svg:y="10.201cm">
          <draw:text-box>
            <text:p text:style-name="P21"><text:span text:style-name="T12">O token deverá ser salvo pelo git em um arquivo chamado .git-credentials no diretório de trabalho do usuário (veja o link </text:span><text:span text:style-name="T12"><text:a xlink:href="https://techexpertise.medium.com/storing-git-credentials-with-git-credential-helper-33d22a6b5ce7" xlink:type="simple">git credential helper</text:a></text:span><text:span text:style-name="T12"><text:s/>para detalhes do seu OS)</text:span></text:p>
            <text:p text:style-name="P21"><text:span text:style-name="T13">Windows</text:span><text:span text:style-name="T12"> &gt; C:\Users\&lt;username&gt;\.git-credentials</text:span></text:p>
            <text:p text:style-name="P21"><text:span text:style-name="T14">Mac</text:span><text:span text:style-name="T12"> <text:s text:c="8"/>&gt; /Users/&lt;username&gt;/.git-credentials</text:span></text:p>
            <text:p text:style-name="P21"><text:span text:style-name="T15">Linux</text:span><text:span text:style-name="T12"> <text:s text:c="6"/>&gt; ~/.git-credentia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Markdown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 text:style-name="P17">Linguagem de marcação usada para formatar textos (plain text)</text:p>
              </text:list-item>
              <text:list-item>
                <text:p text:style-name="P17">Integrada e amplamente usada no GitHub</text:p>
              </text:list-item>
              <text:list-item>
                <text:p text:style-name="P17">Integrada e amplamente usada em Python (através do Jupyter Notebook)</text:p>
              </text:list-item>
              <text:list-item>
                <text:p text:style-name="P17">Para criar um arquivo Markdown, use a extensão .md</text:p>
              </text:list-item>
              <text:list-item>
                <text:p text:style-name="P17">Você pode criar arquivos .md (e qualquer outro) diretamente no VS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Markdown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 text:style-name="P14">O Markdown possui diversos elementos que podem ser usados para formatar textos:</text:p>
              </text:list-item>
            </text:list>
            <text:list text:style-name="L6">
              <text:list-item>
                <text:list>
                  <text:list-item>
                    <text:p text:style-name="P15">O símbolo # é usado para criar títulos (assim como ## e ###, etc)</text:p>
                  </text:list-item>
                  <text:list-item>
                    <text:p text:style-name="P15">O símbolo * é usado para criar listas de itens não numerados (ex: * meu item)</text:p>
                  </text:list-item>
                  <text:list-item>
                    <text:p text:style-name="P15">Para listas numeradas se usa itens precedidos de 1. 2. 3., etc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4.4cm" svg:height="1.725cm" svg:x="1cm" svg:y="9.705cm">
          <draw:text-box>
            <text:p>Veja o link <text:a xlink:href="https://www.markdownguide.org/cheat-sheet/" xlink:type="simple">https://www.markdownguide.org/cheat-sheet/</text:a><text:s/>para uma lista com os principais recursos que podem ser usados com Markdown</text:p>
          </draw:text-box>
        </draw:frame>
        <draw:frame draw:style-name="gr6" draw:text-style-name="P24" draw:layer="layout" svg:width="23.495cm" svg:height="1.725cm" svg:x="0.635cm" svg:y="12.065cm">
          <draw:text-box>
            <text:list text:style-name="L5">
              <text:list-header>
                <text:p text:style-name="P23"><text:span text:style-name="T16">Arquivos README.md são sempre usados no GitHub para informar aos leitores sobre especificidades do projeto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Python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 text:style-name="P17">Linguagem de programação generalista</text:p>
              </text:list-item>
              <text:list-item>
                <text:p text:style-name="P17">Curva de aprendizagem suave</text:p>
              </text:list-item>
              <text:list-item>
                <text:p text:style-name="P17">Amplamente usada para análise de dados</text:p>
              </text:list-item>
              <text:list-item>
                <text:p text:style-name="P17">Excelentes bibliotecas de funções para Machine Learning e IA</text:p>
              </text:list-item>
            </text:list>
          </draw:text-box>
        </draw:frame>
        <draw:frame draw:style-name="gr2" draw:text-style-name="P9" draw:layer="layout" svg:width="18.782cm" svg:height="1.725cm" svg:x="4.929cm" svg:y="8.89cm">
          <draw:text-box>
            <text:p text:style-name="P6">Você já tem o Python 3 instalado? Digite no seu terminal:</text:p>
            <text:p text:style-name="P6"><text:span text:style-name="T3">python3 –-version</text:span> </text:p>
          </draw:text-box>
        </draw:frame>
        <draw:frame draw:style-name="gr7" draw:text-style-name="P7" draw:layer="layout" svg:width="24.765cm" svg:height="3.199cm" svg:x="1.805cm" svg:y="10.989cm">
          <draw:text-box>
            <text:p text:style-name="P6">Baixe a versão mais recente do Python3 através do link <text:a xlink:href="https://www.python.org/" xlink:type="simple">https://www.python.org/</text:a></text:p>
            <text:p><text:span text:style-name="T17">ATENÇÃO!</text:span> No Windows, ao instalar o Python3 através do wizard de intalação, escolha a opção de incluir Python3 no <text:span text:style-name="T4">pat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Python + VSCode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 text:style-name="P17">Arquivos Python têm a terminação .py</text:p>
              </text:list-item>
              <text:list-item>
                <text:p text:style-name="P17">As principais extensões do VSCode para Python são:</text:p>
              </text:list-item>
            </text:list>
            <text:list text:style-name="L6">
              <text:list-item>
                <text:list>
                  <text:list-item>
                    <text:p text:style-name="P18">Python</text:p>
                  </text:list-item>
                  <text:list-item>
                    <text:p text:style-name="P18">Jupyter</text:p>
                  </text:list-item>
                </text:list>
              </text:list-item>
            </text:list>
            <text:list text:style-name="L3">
              <text:list-item>
                <text:p text:style-name="P17">Ao criar um arquivo .py, o VSCode pode sugerir instalar as extensões acima, caso você ainda não as tenha instala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Python + VSCode + Jupyter</text:p>
          </draw:text-box>
        </draw:frame>
        <draw:frame presentation:style-name="pr8" draw:text-style-name="P16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16">O Jupyter Notebook oferece uma forma dinâmica para o desenvolvimento em Python, sendo muito usado para análise de dados.</text:p>
              </text:list-item>
              <text:list-item>
                <text:p text:style-name="P16">Arquivos Jupyter Notebook para Python possuem terminação .ipynb</text:p>
              </text:list-item>
              <text:list-item>
                <text:p text:style-name="P16">Arquivos .ipynb são amplamente usados no GitHub</text:p>
              </text:list-item>
              <text:list-item>
                <text:p text:style-name="P16">A extensão Jupyter do VSCode habilita o desenvolvimento de arquivos .ipynb no próprio IDE</text:p>
              </text:list-item>
              <text:list-item>
                <text:p text:style-name="P16">Após instalar a extensão Jupyter, pressione Ctrl+Shift+P e pesquise no VSCode por <text:span text:style-name="T18">jupyter: create new blank notebook</text:span><text:span text:style-name="T19">. </text:span><text:span text:style-name="T20">O </text:span><text:span text:style-name="T20">VSCode pode pedir para selecionar o kernel para o Jupyter: escolha </text:span><text:span text:style-name="T20">Qualquer versão do Python3 que esteja disponível.</text:span></text:p>
              </text:list-item>
              <text:list-item>
                <text:p text:style-name="P16"><text:span text:style-name="T19">Saiba mais através do link </text:span><text:span text:style-name="T19"><text:a xlink:href="https://jupyter.org/" xlink:type="simple">https://jupyter.org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Python + VSCode + Jupyter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O Jupyter Notebook usa um esquema de células para desenvolvimento do código</text:p>
              </text:list-item>
              <text:list-item>
                <text:p>Células delimitam blocos de códigos interdependentes</text:p>
              </text:list-item>
              <text:list-item>
                <text:p>As células podem ser para código Python ou para Markdown, permitindo construir documentos que mesclam códigos com texto.</text:p>
              </text:list-item>
              <text:list-item>
                <text:p>Criar, deletar e mover células são ações muito intuitivas no Jupter Notebo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Conclusão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Desenvolva seu código de forma completa, construindo arquivos instrutivos que mesclam Python e Markdown, através de documentos Jupyter Notebook</text:p>
              </text:list-item>
              <text:list-item>
                <text:p>Gerencie seus arquivos através das ferramentas de versionamento do Git integrado ao VSCode por meio da extensão GitLens</text:p>
              </text:list-item>
              <text:list-item>
                <text:p>Publique seus resultados do VSCode diretamente para o GitHub</text:p>
              </text:list-item>
              <text:list-item>
                <text:p>Envie o link do repositório e código SHA do commit mais recente para a revista científica onde você pretende publicar seus resultados</text:p>
              </text:list-item>
              <text:list-item>
                <text:p>Torne seus códigos e dados públicos e ajude a democratizar a Ciência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Source Sans Pro3" svg:font-family="'Source Sans Pro'" style:font-family-generic="swiss"/>
    <style:font-face style:name="Source Sans Pro4" svg:font-family="'Source Sans Pro'" style:font-adornments="標準" style:font-family-generic="swiss"/>
    <style:font-face style:name="Source Sans Pro " svg:font-family="'Source Sans Pro'" style:font-family-generic="swiss"/>
    <style:font-face style:name="Source Sans Pro Semibold3" svg:font-family="'Source Sans Pro Semibold'" style:font-family-generic="swiss"/>
    <style:font-face style:name="Source Code Pro" svg:font-family="'Source Code Pro'" style:font-pitch="fixed"/>
    <style:font-face style:name="TeXGyreCursor" svg:font-family="TeXGyreCurso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5T08:30:51.419745961</meta:creation-date>
    <meta:editing-duration>PT1H37M16S</meta:editing-duration>
    <meta:editing-cycles>23</meta:editing-cycles>
    <meta:generator>LibreOffice/7.1.2.2$Linux_X86_64 LibreOffice_project/10$Build-2</meta:generator>
    <dc:title>Alizarin</dc:title>
    <dc:date>2021-07-15T16:17:01.574882205</dc:date>
    <meta:document-statistic meta:object-count="133"/>
  </office:meta>
</office:document-meta>
</file>